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8cm" svg:x="2cm" svg:y="4.1cm">
          <text:p text:style-name="P1"><text:span text:style-name="T1">Sensor</text:span></text:p>
          <text:p text:style-name="P1"><text:span text:style-name="T1">3200x180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cm" svg:height="1.8cm" svg:x="7cm" svg:y="4.1cm">
          <text:p text:style-name="P1"><text:span text:style-name="T1">Xb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cm" svg:height="1.8cm" svg:x="12cm" svg:y="2.6cm">
          <text:p text:style-name="P1"><text:span text:style-name="T1">Scal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cm" svg:height="1.8cm" svg:x="12cm" svg:y="5.6cm">
          <text:p text:style-name="P1"><text:span text:style-name="T1">Cro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cm" svg:height="1.8cm" svg:x="22cm" svg:y="5.6cm">
          <text:p text:style-name="P1"><text:span text:style-name="T1">REC</text:span></text:p>
          <text:p text:style-name="P1"><text:span text:style-name="T1">2048x115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cm" svg:height="1.8cm" svg:x="17cm" svg:y="2.6cm">
          <text:p text:style-name="P1"><text:span text:style-name="T1">GU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cm" svg:height="1.8cm" svg:x="22cm" svg:y="2.6cm">
          <text:p text:style-name="P1"><text:span text:style-name="T1">SDI</text:span></text:p>
          <text:p text:style-name="P1"><text:span text:style-name="T1">1920x108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5cm" svg:y1="5cm" svg:x2="7cm" svg:y2="5cm">
          <text:p/>
        </draw:line>
        <draw:line draw:style-name="gr2" draw:text-style-name="P3" draw:layer="layout" svg:x1="15cm" svg:y1="3.5cm" svg:x2="17cm" svg:y2="3.5cm">
          <text:p/>
        </draw:line>
        <draw:line draw:style-name="gr2" draw:text-style-name="P3" draw:layer="layout" svg:x1="20cm" svg:y1="3.5cm" svg:x2="22cm" svg:y2="3.5cm">
          <text:p/>
        </draw:line>
        <draw:line draw:style-name="gr2" draw:text-style-name="P3" draw:layer="layout" svg:x1="15cm" svg:y1="6.5cm" svg:x2="22cm" svg:y2="6.5cm">
          <text:p/>
        </draw:line>
        <draw:line draw:style-name="gr2" draw:text-style-name="P3" draw:layer="layout" svg:x1="10.4cm" svg:y1="3.5cm" svg:x2="12cm" svg:y2="3.5cm">
          <text:p/>
        </draw:line>
        <draw:line draw:style-name="gr2" draw:text-style-name="P3" draw:layer="layout" svg:x1="10.4cm" svg:y1="6.5cm" svg:x2="12cm" svg:y2="6.5cm">
          <text:p/>
        </draw:line>
        <draw:line draw:style-name="gr3" draw:text-style-name="P3" draw:layer="layout" svg:x1="10.4cm" svg:y1="3.5cm" svg:x2="9.548cm" svg:y2="4.352cm">
          <text:p/>
        </draw:line>
        <draw:line draw:style-name="gr3" draw:text-style-name="P3" draw:layer="layout" svg:x1="10.4cm" svg:y1="6.5cm" svg:x2="9.544cm" svg:y2="5.644cm">
          <text:p/>
        </draw:line>
        <draw:frame draw:style-name="gr4" draw:text-style-name="P4" draw:layer="layout" svg:width="2.5cm" svg:height="0.962cm" svg:x="2.3cm" svg:y="8.038cm">
          <draw:text-box>
            <text:p>Quelle</text:p>
          </draw:text-box>
        </draw:frame>
        <draw:frame draw:style-name="gr4" draw:text-style-name="P4" draw:layer="layout" svg:width="2.5cm" svg:height="0.962cm" svg:x="22.5cm" svg:y="8cm">
          <draw:text-box>
            <text:p>Senk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12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20-01-16T13:13:30.338000000</dc:date>
    <meta:editing-duration>PT54M49S</meta:editing-duration>
    <meta:editing-cycles>15</meta:editing-cycles>
    <meta:generator>LibreOffice/6.3.2.2$Windows_X86_64 LibreOffice_project/98b30e735bda24bc04ab42594c85f7fd8be07b9c</meta:generator>
    <meta:document-statistic meta:object-count="17"/>
  </office:meta>
</office:document-meta>
</file>